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ff66" draw:fill-hatch-solid="false" draw:opacity-name="" draw:textarea-horizontal-align="justify" draw:textarea-vertical-align="middle" draw:auto-grow-height="false" draw:shadow-offset-x="0.203cm" draw:shadow-offset-y="0.20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5.969cm" svg:x="3.794cm" svg:y="1.508cm">
          <text:p text:style-name="P1">BeagleBo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07cm" svg:height="3.937cm" svg:x="4.248cm" svg:y="2.778cm">
          <text:p text:style-name="P1">AM335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2.286cm" svg:x="4.81cm" svg:y="3.921cm">
          <text:p text:style-name="P1">I<text:span text:style-name="T1">2</text:span>C ctrl 0</text:p>
          <text:p text:style-name="P1">0x44e0b000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43cm" svg:y1="7.793cm" svg:x2="18.526cm" svg:y2="7.793cm">
          <text:p/>
        </draw:line>
        <draw:custom-shape draw:style-name="gr5" draw:text-style-name="P1" draw:layer="layout" svg:width="3.556cm" svg:height="2.286cm" svg:x="4.302cm" svg:y="8.901cm">
          <text:p text:style-name="P1">bus_spa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905cm" svg:height="2.286cm" svg:x="8.239cm" svg:y="8.901cm">
          <text:p text:style-name="P1">tiii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97cm" svg:height="2.286cm" svg:x="10.498cm" svg:y="8.955cm">
          <text:p text:style-name="P1">ii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143cm" svg:y1="14.166cm" svg:x2="18.526cm" svg:y2="14.166cm">
          <text:p/>
        </draw:line>
        <draw:custom-shape draw:style-name="gr6" draw:text-style-name="P1" draw:layer="layout" svg:width="4.064cm" svg:height="2.286cm" svg:x="12.303cm" svg:y="8.955cm">
          <text:p text:style-name="P1">mcp980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778cm" svg:x="4.048cm" svg:y="15.432cm">
          <text:p text:style-name="P1">http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778cm" svg:x="12.302cm" svg:y="11.648cm">
          <text:p text:style-name="P1">sysmon</text:p>
          <text:p text:style-name="P1">envsy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778cm" svg:x="12.303cm" svg:y="15.432cm">
          <text:p text:style-name="P1">envsta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2.259cm" svg:x="13.573cm" svg:y="13.27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layer="layout" svg:width="4.066cm" svg:height="0.962cm" svg:x="14.67cm" svg:y="14.343cm">
          <draw:text-box>
            <text:p>/dev/sysmon</text:p>
          </draw:text-box>
        </draw:frame>
        <draw:custom-shape draw:style-name="gr9" draw:text-style-name="P1" draw:layer="layout" svg:width="4.191cm" svg:height="1.397cm" svg:x="8.112cm" svg:y="15.659cm">
          <text:p text:style-name="P1">CGI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2.09cm" svg:height="0.962cm" svg:x="1.635cm" svg:y="10.652cm">
          <draw:text-box>
            <text:p>Jądro</text:p>
          </draw:text-box>
        </draw:frame>
        <draw:frame draw:style-name="gr8" draw:layer="layout" svg:width="2.339cm" svg:height="0.962cm" svg:x="1.535cm" svg:y="3.852cm">
          <draw:text-box>
            <text:p>Sprzęt</text:p>
          </draw:text-box>
        </draw:frame>
        <draw:frame draw:style-name="gr8" draw:layer="layout" svg:width="7.174cm" svg:height="0.962cm" svg:x="1.635cm" svg:y="17.152cm">
          <draw:text-box>
            <text:p>Przestrzeń użytkownika</text:p>
          </draw:text-box>
        </draw:frame>
        <draw:custom-shape draw:style-name="gr7" draw:text-style-name="P1" draw:layer="layout" svg:width="1.524cm" svg:height="3.021cm" svg:x="5.318cm" svg:y="6.0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0" draw:text-style-name="P1" draw:layer="layout" svg:x1="14.335cm" svg:y1="11.668cm" svg:x2="14.335cm" svg:y2="11.033cm">
          <text:p/>
        </draw:line>
        <draw:line draw:style-name="gr10" draw:text-style-name="P1" draw:layer="layout" svg:x1="12.303cm" svg:y1="10.652cm" svg:x2="11.668cm" svg:y2="10.652cm">
          <text:p/>
        </draw:line>
        <draw:line draw:style-name="gr10" draw:text-style-name="P1" draw:layer="layout" svg:x1="10.525cm" svg:y1="10.652cm" svg:x2="9.89cm" svg:y2="10.652cm">
          <text:p/>
        </draw:line>
        <draw:line draw:style-name="gr10" draw:text-style-name="P1" draw:layer="layout" svg:x1="8.239cm" svg:y1="10.652cm" svg:x2="7.604cm" svg:y2="10.652cm">
          <text:p/>
        </draw:line>
        <draw:custom-shape draw:style-name="gr2" draw:text-style-name="P1" draw:layer="layout" svg:width="5.08cm" svg:height="3.937cm" svg:x="11.16cm" svg:y="2.778cm">
          <text:p text:style-name="P1">MCP980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29cm" svg:height="1.397cm" svg:x="8.366cm" svg:y="4.175cm">
          <text:p text:style-name="P1">I<text:span text:style-name="T1">2</text:span>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02T23:27:05</meta:creation-date>
    <dc:date>2013-05-07T14:22:15</dc:date>
    <meta:editing-duration>PT49M53S</meta:editing-duration>
    <meta:editing-cycles>2</meta:editing-cycles>
    <meta:generator>LibreOffice/3.5$MacOSX_x86 LibreOffice_project/e0fbe70-dcba98b-297ab39-994e618-0f858f0</meta:generator>
    <meta:document-statistic meta:object-count="25"/>
  </office:meta>
</office:document-meta>
</file>